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1st quartile</text:p>
          </table:table-cell>
          <table:table-cell table:style-name="ce1" office:value-type="string" calcext:value-type="string">
            <text:p>2nd quartile</text:p>
          </table:table-cell>
          <table:table-cell table:style-name="ce1" office:value-type="string" calcext:value-type="string">
            <text:p>3rd quartile</text:p>
          </table:table-cell>
          <table:table-cell table:style-name="ce1" office:value-type="string" calcext:value-type="string">
            <text:p>interquartilerang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variance</text:p>
          </table:table-cell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100" calcext:value-type="float">
            <text:p>100</text:p>
          </table:table-cell>
          <table:table-cell office:value-type="float" office:value="139.2708298" calcext:value-type="float">
            <text:p>139.2708298</text:p>
          </table:table-cell>
          <table:table-cell office:value-type="float" office:value="0.489060955813249" calcext:value-type="float">
            <text:p>0.489060955813249</text:p>
          </table:table-cell>
          <table:table-cell office:value-type="float" office:value="138.30408" calcext:value-type="float">
            <text:p>138.30408</text:p>
          </table:table-cell>
          <table:table-cell office:value-type="float" office:value="138.9551125" calcext:value-type="float">
            <text:p>138.9551125</text:p>
          </table:table-cell>
          <table:table-cell office:value-type="float" office:value="139.32788" calcext:value-type="float">
            <text:p>139.32788</text:p>
          </table:table-cell>
          <table:table-cell office:value-type="float" office:value="139.51551" calcext:value-type="float">
            <text:p>139.51551</text:p>
          </table:table-cell>
          <table:table-cell office:value-type="float" office:value="140.21646" calcext:value-type="float">
            <text:p>140.21646</text:p>
          </table:table-cell>
          <table:table-cell office:value-type="float" office:value="139.11297115" calcext:value-type="float">
            <text:p>139.11297115</text:p>
          </table:table-cell>
          <table:table-cell office:value-type="float" office:value="139.271679899371" calcext:value-type="float">
            <text:p>139.271679899371</text:p>
          </table:table-cell>
          <table:table-cell office:value-type="float" office:value="138.9551125" calcext:value-type="float">
            <text:p>138.9551125</text:p>
          </table:table-cell>
          <table:table-cell table:number-columns-repeated="2" office:value-type="float" office:value="139.32788" calcext:value-type="float">
            <text:p>139.32788</text:p>
          </table:table-cell>
          <table:table-cell office:value-type="float" office:value="0.372767500000009" calcext:value-type="float">
            <text:p>0.372767500000009</text:p>
          </table:table-cell>
          <table:table-cell office:value-type="float" office:value="1.91238000000001" calcext:value-type="float">
            <text:p>1.91238000000001</text:p>
          </table:table-cell>
          <table:table-cell office:value-type="float" office:value="0.239180618500968" calcext:value-type="float">
            <text:p>0.239180618500968</text:p>
          </table:table-cell>
        </table:table-row>
        <table:table-row table:style-name="ro2">
          <table:table-cell office:value-type="string" calcext:value-type="string">
            <text:p>w2</text:p>
          </table:table-cell>
          <table:table-cell office:value-type="float" office:value="100" calcext:value-type="float">
            <text:p>100</text:p>
          </table:table-cell>
          <table:table-cell office:value-type="float" office:value="139.9875979" calcext:value-type="float">
            <text:p>139.9875979</text:p>
          </table:table-cell>
          <table:table-cell office:value-type="float" office:value="0.333145923711284" calcext:value-type="float">
            <text:p>0.333145923711284</text:p>
          </table:table-cell>
          <table:table-cell office:value-type="float" office:value="139.25781" calcext:value-type="float">
            <text:p>139.25781</text:p>
          </table:table-cell>
          <table:table-cell office:value-type="float" office:value="139.81363" calcext:value-type="float">
            <text:p>139.81363</text:p>
          </table:table-cell>
          <table:table-cell office:value-type="float" office:value="140.097105" calcext:value-type="float">
            <text:p>140.097105</text:p>
          </table:table-cell>
          <table:table-cell office:value-type="float" office:value="140.2418175" calcext:value-type="float">
            <text:p>140.2418175</text:p>
          </table:table-cell>
          <table:table-cell office:value-type="float" office:value="140.4354" calcext:value-type="float">
            <text:p>140.4354</text:p>
          </table:table-cell>
          <table:table-cell office:value-type="float" office:value="139.90061395" calcext:value-type="float">
            <text:p>139.90061395</text:p>
          </table:table-cell>
          <table:table-cell office:value-type="float" office:value="139.987990349731" calcext:value-type="float">
            <text:p>139.987990349731</text:p>
          </table:table-cell>
          <table:table-cell office:value-type="float" office:value="139.81363" calcext:value-type="float">
            <text:p>139.81363</text:p>
          </table:table-cell>
          <table:table-cell table:number-columns-repeated="2" office:value-type="float" office:value="140.097105" calcext:value-type="float">
            <text:p>140.097105</text:p>
          </table:table-cell>
          <table:table-cell office:value-type="float" office:value="0.28347500000001" calcext:value-type="float">
            <text:p>0.28347500000001</text:p>
          </table:table-cell>
          <table:table-cell office:value-type="float" office:value="1.17758999999998" calcext:value-type="float">
            <text:p>1.17758999999998</text:p>
          </table:table-cell>
          <table:table-cell office:value-type="float" office:value="0.110986206485444" calcext:value-type="float">
            <text:p>0.110986206485444</text:p>
          </table:table-cell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00" calcext:value-type="float">
            <text:p>100</text:p>
          </table:table-cell>
          <table:table-cell office:value-type="float" office:value="142.1399274" calcext:value-type="float">
            <text:p>142.1399274</text:p>
          </table:table-cell>
          <table:table-cell office:value-type="float" office:value="1.84074475140402" calcext:value-type="float">
            <text:p>1.84074475140402</text:p>
          </table:table-cell>
          <table:table-cell office:value-type="float" office:value="137.47394" calcext:value-type="float">
            <text:p>137.47394</text:p>
          </table:table-cell>
          <table:table-cell office:value-type="float" office:value="140.6468275" calcext:value-type="float">
            <text:p>140.6468275</text:p>
          </table:table-cell>
          <table:table-cell office:value-type="float" office:value="142.39145" calcext:value-type="float">
            <text:p>142.39145</text:p>
          </table:table-cell>
          <table:table-cell office:value-type="float" office:value="143.829215" calcext:value-type="float">
            <text:p>143.829215</text:p>
          </table:table-cell>
          <table:table-cell office:value-type="float" office:value="144.52194" calcext:value-type="float">
            <text:p>144.52194</text:p>
          </table:table-cell>
          <table:table-cell office:value-type="float" office:value="141.39337745" calcext:value-type="float">
            <text:p>141.39337745</text:p>
          </table:table-cell>
          <table:table-cell office:value-type="float" office:value="142.151726753862" calcext:value-type="float">
            <text:p>142.151726753862</text:p>
          </table:table-cell>
          <table:table-cell office:value-type="float" office:value="140.6468275" calcext:value-type="float">
            <text:p>140.6468275</text:p>
          </table:table-cell>
          <table:table-cell table:number-columns-repeated="2" office:value-type="float" office:value="142.39145" calcext:value-type="float">
            <text:p>142.39145</text:p>
          </table:table-cell>
          <table:table-cell office:value-type="float" office:value="1.74462250000005" calcext:value-type="float">
            <text:p>1.74462250000005</text:p>
          </table:table-cell>
          <table:table-cell office:value-type="float" office:value="7.048" calcext:value-type="float">
            <text:p>7.048</text:p>
          </table:table-cell>
          <table:table-cell office:value-type="float" office:value="3.38834123982145" calcext:value-type="float">
            <text:p>3.38834123982145</text:p>
          </table:table-cell>
        </table:table-row>
        <table:table-row table:style-name="ro2">
          <table:table-cell office:value-type="string" calcext:value-type="string">
            <text:p>w4</text:p>
          </table:table-cell>
          <table:table-cell office:value-type="float" office:value="100" calcext:value-type="float">
            <text:p>100</text:p>
          </table:table-cell>
          <table:table-cell office:value-type="float" office:value="147.1531581" calcext:value-type="float">
            <text:p>147.1531581</text:p>
          </table:table-cell>
          <table:table-cell office:value-type="float" office:value="5.57285074822186" calcext:value-type="float">
            <text:p>5.57285074822186</text:p>
          </table:table-cell>
          <table:table-cell office:value-type="float" office:value="136.00305" calcext:value-type="float">
            <text:p>136.00305</text:p>
          </table:table-cell>
          <table:table-cell office:value-type="float" office:value="144.2936775" calcext:value-type="float">
            <text:p>144.2936775</text:p>
          </table:table-cell>
          <table:table-cell office:value-type="float" office:value="149.33536" calcext:value-type="float">
            <text:p>149.33536</text:p>
          </table:table-cell>
          <table:table-cell office:value-type="float" office:value="150.6479325" calcext:value-type="float">
            <text:p>150.6479325</text:p>
          </table:table-cell>
          <table:table-cell office:value-type="float" office:value="153.969" calcext:value-type="float">
            <text:p>153.969</text:p>
          </table:table-cell>
          <table:table-cell office:value-type="float" office:value="145.7234178" calcext:value-type="float">
            <text:p>145.7234178</text:p>
          </table:table-cell>
          <table:table-cell office:value-type="float" office:value="147.257590763977" calcext:value-type="float">
            <text:p>147.257590763977</text:p>
          </table:table-cell>
          <table:table-cell office:value-type="float" office:value="144.2936775" calcext:value-type="float">
            <text:p>144.2936775</text:p>
          </table:table-cell>
          <table:table-cell table:number-columns-repeated="2" office:value-type="float" office:value="149.33536" calcext:value-type="float">
            <text:p>149.33536</text:p>
          </table:table-cell>
          <table:table-cell office:value-type="float" office:value="5.04168250000001" calcext:value-type="float">
            <text:p>5.04168250000001</text:p>
          </table:table-cell>
          <table:table-cell office:value-type="float" office:value="17.96595" calcext:value-type="float">
            <text:p>17.96595</text:p>
          </table:table-cell>
          <table:table-cell office:value-type="float" office:value="31.056665461957" calcext:value-type="float">
            <text:p>31.056665461957</text:p>
          </table:table-cell>
        </table:table-row>
        <table:table-row table:style-name="ro2">
          <table:table-cell office:value-type="string" calcext:value-type="string">
            <text:p>w5</text:p>
          </table:table-cell>
          <table:table-cell office:value-type="float" office:value="100" calcext:value-type="float">
            <text:p>100</text:p>
          </table:table-cell>
          <table:table-cell office:value-type="float" office:value="144.7939103" calcext:value-type="float">
            <text:p>144.7939103</text:p>
          </table:table-cell>
          <table:table-cell office:value-type="float" office:value="2.76448748005096" calcext:value-type="float">
            <text:p>2.76448748005096</text:p>
          </table:table-cell>
          <table:table-cell office:value-type="float" office:value="140.4129" calcext:value-type="float">
            <text:p>140.4129</text:p>
          </table:table-cell>
          <table:table-cell office:value-type="float" office:value="141.4209625" calcext:value-type="float">
            <text:p>141.4209625</text:p>
          </table:table-cell>
          <table:table-cell office:value-type="float" office:value="146.10971" calcext:value-type="float">
            <text:p>146.10971</text:p>
          </table:table-cell>
          <table:table-cell office:value-type="float" office:value="147.14024" calcext:value-type="float">
            <text:p>147.14024</text:p>
          </table:table-cell>
          <table:table-cell office:value-type="float" office:value="148.1146" calcext:value-type="float">
            <text:p>148.1146</text:p>
          </table:table-cell>
          <table:table-cell office:value-type="float" office:value="143.1074364" calcext:value-type="float">
            <text:p>143.1074364</text:p>
          </table:table-cell>
          <table:table-cell office:value-type="float" office:value="144.820034619115" calcext:value-type="float">
            <text:p>144.820034619115</text:p>
          </table:table-cell>
          <table:table-cell office:value-type="float" office:value="141.4209625" calcext:value-type="float">
            <text:p>141.4209625</text:p>
          </table:table-cell>
          <table:table-cell table:number-columns-repeated="2" office:value-type="float" office:value="146.10971" calcext:value-type="float">
            <text:p>146.10971</text:p>
          </table:table-cell>
          <table:table-cell office:value-type="float" office:value="4.68874750000001" calcext:value-type="float">
            <text:p>4.68874750000001</text:p>
          </table:table-cell>
          <table:table-cell office:value-type="float" office:value="7.70169999999999" calcext:value-type="float">
            <text:p>7.70169999999999</text:p>
          </table:table-cell>
          <table:table-cell office:value-type="float" office:value="7.64239102735849" calcext:value-type="float">
            <text:p>7.64239102735849</text:p>
          </table:table-cell>
        </table:table-row>
        <table:table-row table:style-name="ro2">
          <table:table-cell office:value-type="string" calcext:value-type="string">
            <text:p>w6 </text:p>
          </table:table-cell>
          <table:table-cell office:value-type="float" office:value="100" calcext:value-type="float">
            <text:p>100</text:p>
          </table:table-cell>
          <table:table-cell office:value-type="float" office:value="141.1561366" calcext:value-type="float">
            <text:p>141.1561366</text:p>
          </table:table-cell>
          <table:table-cell office:value-type="float" office:value="0.506595915142263" calcext:value-type="float">
            <text:p>0.506595915142263</text:p>
          </table:table-cell>
          <table:table-cell office:value-type="float" office:value="139.9809" calcext:value-type="float">
            <text:p>139.9809</text:p>
          </table:table-cell>
          <table:table-cell office:value-type="float" office:value="140.9488875" calcext:value-type="float">
            <text:p>140.9488875</text:p>
          </table:table-cell>
          <table:table-cell office:value-type="float" office:value="141.188845" calcext:value-type="float">
            <text:p>141.188845</text:p>
          </table:table-cell>
          <table:table-cell office:value-type="float" office:value="141.426655" calcext:value-type="float">
            <text:p>141.426655</text:p>
          </table:table-cell>
          <table:table-cell office:value-type="float" office:value="142.2649" calcext:value-type="float">
            <text:p>142.2649</text:p>
          </table:table-cell>
          <table:table-cell office:value-type="float" office:value="141.05251205" calcext:value-type="float">
            <text:p>141.05251205</text:p>
          </table:table-cell>
          <table:table-cell office:value-type="float" office:value="141.157036568727" calcext:value-type="float">
            <text:p>141.157036568727</text:p>
          </table:table-cell>
          <table:table-cell office:value-type="float" office:value="140.9488875" calcext:value-type="float">
            <text:p>140.9488875</text:p>
          </table:table-cell>
          <table:table-cell table:number-columns-repeated="2" office:value-type="float" office:value="141.188845" calcext:value-type="float">
            <text:p>141.188845</text:p>
          </table:table-cell>
          <table:table-cell office:value-type="float" office:value="0.239957500000003" calcext:value-type="float">
            <text:p>0.239957500000003</text:p>
          </table:table-cell>
          <table:table-cell office:value-type="float" office:value="2.28400000000002" calcext:value-type="float">
            <text:p>2.28400000000002</text:p>
          </table:table-cell>
          <table:table-cell office:value-type="float" office:value="0.256639421238827" calcext:value-type="float">
            <text:p>0.256639421238827</text:p>
          </table:table-cell>
        </table:table-row>
        <table:table-row table:style-name="ro2">
          <table:table-cell office:value-type="string" calcext:value-type="string">
            <text:p>w7</text:p>
          </table:table-cell>
          <table:table-cell office:value-type="float" office:value="100" calcext:value-type="float">
            <text:p>100</text:p>
          </table:table-cell>
          <table:table-cell office:value-type="float" office:value="142.4783576" calcext:value-type="float">
            <text:p>142.4783576</text:p>
          </table:table-cell>
          <table:table-cell office:value-type="float" office:value="1.41669037268659" calcext:value-type="float">
            <text:p>1.41669037268659</text:p>
          </table:table-cell>
          <table:table-cell office:value-type="float" office:value="140.03879" calcext:value-type="float">
            <text:p>140.03879</text:p>
          </table:table-cell>
          <table:table-cell office:value-type="float" office:value="141.206185" calcext:value-type="float">
            <text:p>141.206185</text:p>
          </table:table-cell>
          <table:table-cell office:value-type="float" office:value="142.59857" calcext:value-type="float">
            <text:p>142.59857</text:p>
          </table:table-cell>
          <table:table-cell office:value-type="float" office:value="143.579405" calcext:value-type="float">
            <text:p>143.579405</text:p>
          </table:table-cell>
          <table:table-cell office:value-type="float" office:value="145.11945" calcext:value-type="float">
            <text:p>145.11945</text:p>
          </table:table-cell>
          <table:table-cell office:value-type="float" office:value="141.8422713" calcext:value-type="float">
            <text:p>141.8422713</text:p>
          </table:table-cell>
          <table:table-cell office:value-type="float" office:value="142.485330212936" calcext:value-type="float">
            <text:p>142.485330212936</text:p>
          </table:table-cell>
          <table:table-cell office:value-type="float" office:value="141.206185" calcext:value-type="float">
            <text:p>141.206185</text:p>
          </table:table-cell>
          <table:table-cell table:number-columns-repeated="2" office:value-type="float" office:value="142.59857" calcext:value-type="float">
            <text:p>142.59857</text:p>
          </table:table-cell>
          <table:table-cell office:value-type="float" office:value="1.39238499999999" calcext:value-type="float">
            <text:p>1.39238499999999</text:p>
          </table:table-cell>
          <table:table-cell office:value-type="float" office:value="5.08066000000002" calcext:value-type="float">
            <text:p>5.08066000000002</text:p>
          </table:table-cell>
          <table:table-cell office:value-type="float" office:value="2.00701161206287" calcext:value-type="float">
            <text:p>2.00701161206287</text:p>
          </table:table-cell>
        </table:table-row>
        <table:table-row table:style-name="ro2">
          <table:table-cell office:value-type="string" calcext:value-type="string">
            <text:p>w8</text:p>
          </table:table-cell>
          <table:table-cell office:value-type="float" office:value="100" calcext:value-type="float">
            <text:p>100</text:p>
          </table:table-cell>
          <table:table-cell office:value-type="float" office:value="139.8516529" calcext:value-type="float">
            <text:p>139.8516529</text:p>
          </table:table-cell>
          <table:table-cell office:value-type="float" office:value="1.17225361736824" calcext:value-type="float">
            <text:p>1.17225361736824</text:p>
          </table:table-cell>
          <table:table-cell office:value-type="float" office:value="137.72882" calcext:value-type="float">
            <text:p>137.72882</text:p>
          </table:table-cell>
          <table:table-cell office:value-type="float" office:value="138.6783275" calcext:value-type="float">
            <text:p>138.6783275</text:p>
          </table:table-cell>
          <table:table-cell office:value-type="float" office:value="140.215" calcext:value-type="float">
            <text:p>140.215</text:p>
          </table:table-cell>
          <table:table-cell office:value-type="float" office:value="140.7834025" calcext:value-type="float">
            <text:p>140.7834025</text:p>
          </table:table-cell>
          <table:table-cell office:value-type="float" office:value="141.67706" calcext:value-type="float">
            <text:p>141.67706</text:p>
          </table:table-cell>
          <table:table-cell office:value-type="float" office:value="139.2649902" calcext:value-type="float">
            <text:p>139.2649902</text:p>
          </table:table-cell>
          <table:table-cell office:value-type="float" office:value="139.856516671981" calcext:value-type="float">
            <text:p>139.856516671981</text:p>
          </table:table-cell>
          <table:table-cell office:value-type="float" office:value="138.6783275" calcext:value-type="float">
            <text:p>138.6783275</text:p>
          </table:table-cell>
          <table:table-cell table:number-columns-repeated="2" office:value-type="float" office:value="140.215" calcext:value-type="float">
            <text:p>140.215</text:p>
          </table:table-cell>
          <table:table-cell office:value-type="float" office:value="1.53667250000001" calcext:value-type="float">
            <text:p>1.53667250000001</text:p>
          </table:table-cell>
          <table:table-cell office:value-type="float" office:value="3.94824000000003" calcext:value-type="float">
            <text:p>3.94824000000003</text:p>
          </table:table-cell>
          <table:table-cell office:value-type="float" office:value="1.37417854343292" calcext:value-type="float">
            <text:p>1.37417854343292</text:p>
          </table:table-cell>
        </table:table-row>
        <table:table-row table:style-name="ro2">
          <table:table-cell office:value-type="string" calcext:value-type="string">
            <text:p>w9</text:p>
          </table:table-cell>
          <table:table-cell office:value-type="float" office:value="100" calcext:value-type="float">
            <text:p>100</text:p>
          </table:table-cell>
          <table:table-cell office:value-type="float" office:value="141.7436228" calcext:value-type="float">
            <text:p>141.7436228</text:p>
          </table:table-cell>
          <table:table-cell office:value-type="float" office:value="1.6141947801091" calcext:value-type="float">
            <text:p>1.6141947801091</text:p>
          </table:table-cell>
          <table:table-cell office:value-type="float" office:value="139.8743" calcext:value-type="float">
            <text:p>139.8743</text:p>
          </table:table-cell>
          <table:table-cell office:value-type="float" office:value="140.6526175" calcext:value-type="float">
            <text:p>140.6526175</text:p>
          </table:table-cell>
          <table:table-cell office:value-type="float" office:value="141.05911" calcext:value-type="float">
            <text:p>141.05911</text:p>
          </table:table-cell>
          <table:table-cell office:value-type="float" office:value="142.203875" calcext:value-type="float">
            <text:p>142.203875</text:p>
          </table:table-cell>
          <table:table-cell office:value-type="float" office:value="145.30713" calcext:value-type="float">
            <text:p>145.30713</text:p>
          </table:table-cell>
          <table:table-cell office:value-type="float" office:value="140.85586375" calcext:value-type="float">
            <text:p>140.85586375</text:p>
          </table:table-cell>
          <table:table-cell office:value-type="float" office:value="141.752721924515" calcext:value-type="float">
            <text:p>141.752721924515</text:p>
          </table:table-cell>
          <table:table-cell office:value-type="float" office:value="140.6526175" calcext:value-type="float">
            <text:p>140.6526175</text:p>
          </table:table-cell>
          <table:table-cell table:number-columns-repeated="2" office:value-type="float" office:value="141.05911" calcext:value-type="float">
            <text:p>141.05911</text:p>
          </table:table-cell>
          <table:table-cell office:value-type="float" office:value="0.406492499999956" calcext:value-type="float">
            <text:p>0.406492499999956</text:p>
          </table:table-cell>
          <table:table-cell office:value-type="float" office:value="5.43283" calcext:value-type="float">
            <text:p>5.43283</text:p>
          </table:table-cell>
          <table:table-cell office:value-type="float" office:value="2.60562478813148" calcext:value-type="float">
            <text:p>2.60562478813148</text:p>
          </table:table-cell>
        </table:table-row>
        <table:table-row table:style-name="ro2">
          <table:table-cell office:value-type="string" calcext:value-type="string">
            <text:p>w10</text:p>
          </table:table-cell>
          <table:table-cell office:value-type="float" office:value="100" calcext:value-type="float">
            <text:p>100</text:p>
          </table:table-cell>
          <table:table-cell office:value-type="float" office:value="141.4599703" calcext:value-type="float">
            <text:p>141.4599703</text:p>
          </table:table-cell>
          <table:table-cell office:value-type="float" office:value="1.60022906314952" calcext:value-type="float">
            <text:p>1.60022906314952</text:p>
          </table:table-cell>
          <table:table-cell office:value-type="float" office:value="139.14886" calcext:value-type="float">
            <text:p>139.14886</text:p>
          </table:table-cell>
          <table:table-cell office:value-type="float" office:value="139.8033475" calcext:value-type="float">
            <text:p>139.8033475</text:p>
          </table:table-cell>
          <table:table-cell office:value-type="float" office:value="141.38763" calcext:value-type="float">
            <text:p>141.38763</text:p>
          </table:table-cell>
          <table:table-cell office:value-type="float" office:value="143.02115" calcext:value-type="float">
            <text:p>143.02115</text:p>
          </table:table-cell>
          <table:table-cell office:value-type="float" office:value="143.71576" calcext:value-type="float">
            <text:p>143.71576</text:p>
          </table:table-cell>
          <table:table-cell office:value-type="float" office:value="140.59548875" calcext:value-type="float">
            <text:p>140.59548875</text:p>
          </table:table-cell>
          <table:table-cell office:value-type="float" office:value="141.468930592554" calcext:value-type="float">
            <text:p>141.468930592554</text:p>
          </table:table-cell>
          <table:table-cell office:value-type="float" office:value="139.8033475" calcext:value-type="float">
            <text:p>139.8033475</text:p>
          </table:table-cell>
          <table:table-cell table:number-columns-repeated="2" office:value-type="float" office:value="141.38763" calcext:value-type="float">
            <text:p>141.38763</text:p>
          </table:table-cell>
          <table:table-cell office:value-type="float" office:value="1.5842825" calcext:value-type="float">
            <text:p>1.5842825</text:p>
          </table:table-cell>
          <table:table-cell office:value-type="float" office:value="4.5669" calcext:value-type="float">
            <text:p>4.5669</text:p>
          </table:table-cell>
          <table:table-cell office:value-type="float" office:value="2.5607330545484" calcext:value-type="float">
            <text:p>2.5607330545484</text:p>
          </table:table-cell>
        </table:table-row>
        <table:table-row table:style-name="ro2">
          <table:table-cell office:value-type="string" calcext:value-type="string">
            <text:p>w11</text:p>
          </table:table-cell>
          <table:table-cell office:value-type="float" office:value="100" calcext:value-type="float">
            <text:p>100</text:p>
          </table:table-cell>
          <table:table-cell office:value-type="float" office:value="141.2126597" calcext:value-type="float">
            <text:p>141.2126597</text:p>
          </table:table-cell>
          <table:table-cell office:value-type="float" office:value="1.15229288473856" calcext:value-type="float">
            <text:p>1.15229288473856</text:p>
          </table:table-cell>
          <table:table-cell office:value-type="float" office:value="139.28339" calcext:value-type="float">
            <text:p>139.28339</text:p>
          </table:table-cell>
          <table:table-cell office:value-type="float" office:value="140.3250375" calcext:value-type="float">
            <text:p>140.3250375</text:p>
          </table:table-cell>
          <table:table-cell office:value-type="float" office:value="141.06912" calcext:value-type="float">
            <text:p>141.06912</text:p>
          </table:table-cell>
          <table:table-cell office:value-type="float" office:value="142.16969" calcext:value-type="float">
            <text:p>142.16969</text:p>
          </table:table-cell>
          <table:table-cell office:value-type="float" office:value="143.39636" calcext:value-type="float">
            <text:p>143.39636</text:p>
          </table:table-cell>
          <table:table-cell office:value-type="float" office:value="140.69707875" calcext:value-type="float">
            <text:p>140.69707875</text:p>
          </table:table-cell>
          <table:table-cell office:value-type="float" office:value="141.217313954951" calcext:value-type="float">
            <text:p>141.217313954951</text:p>
          </table:table-cell>
          <table:table-cell office:value-type="float" office:value="140.3250375" calcext:value-type="float">
            <text:p>140.3250375</text:p>
          </table:table-cell>
          <table:table-cell table:number-columns-repeated="2" office:value-type="float" office:value="141.06912" calcext:value-type="float">
            <text:p>141.06912</text:p>
          </table:table-cell>
          <table:table-cell office:value-type="float" office:value="0.74408249999999" calcext:value-type="float">
            <text:p>0.74408249999999</text:p>
          </table:table-cell>
          <table:table-cell office:value-type="float" office:value="4.11297000000002" calcext:value-type="float">
            <text:p>4.11297000000002</text:p>
          </table:table-cell>
          <table:table-cell office:value-type="float" office:value="1.3277788922191" calcext:value-type="float">
            <text:p>1.3277788922191</text:p>
          </table:table-cell>
        </table:table-row>
        <table:table-row table:style-name="ro2">
          <table:table-cell office:value-type="string" calcext:value-type="string">
            <text:p>w12</text:p>
          </table:table-cell>
          <table:table-cell office:value-type="float" office:value="100" calcext:value-type="float">
            <text:p>100</text:p>
          </table:table-cell>
          <table:table-cell office:value-type="float" office:value="142.0765721" calcext:value-type="float">
            <text:p>142.0765721</text:p>
          </table:table-cell>
          <table:table-cell office:value-type="float" office:value="1.31838606808851" calcext:value-type="float">
            <text:p>1.31838606808851</text:p>
          </table:table-cell>
          <table:table-cell office:value-type="float" office:value="140.2575" calcext:value-type="float">
            <text:p>140.2575</text:p>
          </table:table-cell>
          <table:table-cell office:value-type="float" office:value="141.1198625" calcext:value-type="float">
            <text:p>141.1198625</text:p>
          </table:table-cell>
          <table:table-cell office:value-type="float" office:value="141.470625" calcext:value-type="float">
            <text:p>141.470625</text:p>
          </table:table-cell>
          <table:table-cell office:value-type="float" office:value="143.02751" calcext:value-type="float">
            <text:p>143.02751</text:p>
          </table:table-cell>
          <table:table-cell office:value-type="float" office:value="144.58942" calcext:value-type="float">
            <text:p>144.58942</text:p>
          </table:table-cell>
          <table:table-cell office:value-type="float" office:value="141.29524375" calcext:value-type="float">
            <text:p>141.29524375</text:p>
          </table:table-cell>
          <table:table-cell office:value-type="float" office:value="142.08262772096" calcext:value-type="float">
            <text:p>142.08262772096</text:p>
          </table:table-cell>
          <table:table-cell office:value-type="float" office:value="141.1198625" calcext:value-type="float">
            <text:p>141.1198625</text:p>
          </table:table-cell>
          <table:table-cell table:number-columns-repeated="2" office:value-type="float" office:value="141.470625" calcext:value-type="float">
            <text:p>141.470625</text:p>
          </table:table-cell>
          <table:table-cell office:value-type="float" office:value="0.350762499999973" calcext:value-type="float">
            <text:p>0.350762499999973</text:p>
          </table:table-cell>
          <table:table-cell office:value-type="float" office:value="4.33192" calcext:value-type="float">
            <text:p>4.33192</text:p>
          </table:table-cell>
          <table:table-cell office:value-type="float" office:value="1.73814182452989" calcext:value-type="float">
            <text:p>1.73814182452989</text:p>
          </table:table-cell>
        </table:table-row>
        <table:table-row table:style-name="ro2">
          <table:table-cell office:value-type="string" calcext:value-type="string">
            <text:p>w13</text:p>
          </table:table-cell>
          <table:table-cell office:value-type="float" office:value="100" calcext:value-type="float">
            <text:p>100</text:p>
          </table:table-cell>
          <table:table-cell office:value-type="float" office:value="141.9281915" calcext:value-type="float">
            <text:p>141.9281915</text:p>
          </table:table-cell>
          <table:table-cell office:value-type="float" office:value="0.788557478543202" calcext:value-type="float">
            <text:p>0.788557478543202</text:p>
          </table:table-cell>
          <table:table-cell office:value-type="float" office:value="140.8122" calcext:value-type="float">
            <text:p>140.8122</text:p>
          </table:table-cell>
          <table:table-cell office:value-type="float" office:value="141.3069025" calcext:value-type="float">
            <text:p>141.3069025</text:p>
          </table:table-cell>
          <table:table-cell office:value-type="float" office:value="141.778885" calcext:value-type="float">
            <text:p>141.778885</text:p>
          </table:table-cell>
          <table:table-cell office:value-type="float" office:value="142.5358" calcext:value-type="float">
            <text:p>142.5358</text:p>
          </table:table-cell>
          <table:table-cell office:value-type="float" office:value="143.84375" calcext:value-type="float">
            <text:p>143.84375</text:p>
          </table:table-cell>
          <table:table-cell office:value-type="float" office:value="141.54289375" calcext:value-type="float">
            <text:p>141.54289375</text:p>
          </table:table-cell>
          <table:table-cell office:value-type="float" office:value="141.930360202209" calcext:value-type="float">
            <text:p>141.930360202209</text:p>
          </table:table-cell>
          <table:table-cell office:value-type="float" office:value="141.3069025" calcext:value-type="float">
            <text:p>141.3069025</text:p>
          </table:table-cell>
          <table:table-cell table:number-columns-repeated="2" office:value-type="float" office:value="141.778885" calcext:value-type="float">
            <text:p>141.778885</text:p>
          </table:table-cell>
          <table:table-cell office:value-type="float" office:value="0.471982499999996" calcext:value-type="float">
            <text:p>0.471982499999996</text:p>
          </table:table-cell>
          <table:table-cell office:value-type="float" office:value="3.03155000000001" calcext:value-type="float">
            <text:p>3.03155000000001</text:p>
          </table:table-cell>
          <table:table-cell office:value-type="float" office:value="0.621822896966412" calcext:value-type="float">
            <text:p>0.621822896966412</text:p>
          </table:table-cell>
        </table:table-row>
        <table:table-row table:style-name="ro2">
          <table:table-cell office:value-type="string" calcext:value-type="string">
            <text:p>w14</text:p>
          </table:table-cell>
          <table:table-cell office:value-type="float" office:value="100" calcext:value-type="float">
            <text:p>100</text:p>
          </table:table-cell>
          <table:table-cell office:value-type="float" office:value="142.4545388" calcext:value-type="float">
            <text:p>142.4545388</text:p>
          </table:table-cell>
          <table:table-cell office:value-type="float" office:value="1.93220728919878" calcext:value-type="float">
            <text:p>1.93220728919878</text:p>
          </table:table-cell>
          <table:table-cell office:value-type="float" office:value="138.18158" calcext:value-type="float">
            <text:p>138.18158</text:p>
          </table:table-cell>
          <table:table-cell office:value-type="float" office:value="141.451305" calcext:value-type="float">
            <text:p>141.451305</text:p>
          </table:table-cell>
          <table:table-cell office:value-type="float" office:value="142.50296" calcext:value-type="float">
            <text:p>142.50296</text:p>
          </table:table-cell>
          <table:table-cell office:value-type="float" office:value="143.88165" calcext:value-type="float">
            <text:p>143.88165</text:p>
          </table:table-cell>
          <table:table-cell office:value-type="float" office:value="145.22076" calcext:value-type="float">
            <text:p>145.22076</text:p>
          </table:table-cell>
          <table:table-cell office:value-type="float" office:value="141.9529219" calcext:value-type="float">
            <text:p>141.9529219</text:p>
          </table:table-cell>
          <table:table-cell office:value-type="float" office:value="142.467511087543" calcext:value-type="float">
            <text:p>142.467511087543</text:p>
          </table:table-cell>
          <table:table-cell office:value-type="float" office:value="141.451305" calcext:value-type="float">
            <text:p>141.451305</text:p>
          </table:table-cell>
          <table:table-cell table:number-columns-repeated="2" office:value-type="float" office:value="142.50296" calcext:value-type="float">
            <text:p>142.50296</text:p>
          </table:table-cell>
          <table:table-cell office:value-type="float" office:value="1.05165500000001" calcext:value-type="float">
            <text:p>1.05165500000001</text:p>
          </table:table-cell>
          <table:table-cell office:value-type="float" office:value="7.03918000000002" calcext:value-type="float">
            <text:p>7.03918000000002</text:p>
          </table:table-cell>
          <table:table-cell office:value-type="float" office:value="3.73342500843289" calcext:value-type="float">
            <text:p>3.73342500843289</text:p>
          </table:table-cell>
        </table:table-row>
        <table:table-row table:style-name="ro2">
          <table:table-cell office:value-type="string" calcext:value-type="string">
            <text:p>w15</text:p>
          </table:table-cell>
          <table:table-cell office:value-type="float" office:value="100" calcext:value-type="float">
            <text:p>100</text:p>
          </table:table-cell>
          <table:table-cell office:value-type="float" office:value="137.5745739" calcext:value-type="float">
            <text:p>137.5745739</text:p>
          </table:table-cell>
          <table:table-cell office:value-type="float" office:value="2.77755121780083" calcext:value-type="float">
            <text:p>2.77755121780083</text:p>
          </table:table-cell>
          <table:table-cell office:value-type="float" office:value="131.21341" calcext:value-type="float">
            <text:p>131.21341</text:p>
          </table:table-cell>
          <table:table-cell office:value-type="float" office:value="136.5656775" calcext:value-type="float">
            <text:p>136.5656775</text:p>
          </table:table-cell>
          <table:table-cell office:value-type="float" office:value="137.38507" calcext:value-type="float">
            <text:p>137.38507</text:p>
          </table:table-cell>
          <table:table-cell office:value-type="float" office:value="139.7077775" calcext:value-type="float">
            <text:p>139.7077775</text:p>
          </table:table-cell>
          <table:table-cell office:value-type="float" office:value="141.76062" calcext:value-type="float">
            <text:p>141.76062</text:p>
          </table:table-cell>
          <table:table-cell office:value-type="float" office:value="136.97537375" calcext:value-type="float">
            <text:p>136.97537375</text:p>
          </table:table-cell>
          <table:table-cell office:value-type="float" office:value="137.602329292154" calcext:value-type="float">
            <text:p>137.602329292154</text:p>
          </table:table-cell>
          <table:table-cell office:value-type="float" office:value="136.5656775" calcext:value-type="float">
            <text:p>136.5656775</text:p>
          </table:table-cell>
          <table:table-cell table:number-columns-repeated="2" office:value-type="float" office:value="137.38507" calcext:value-type="float">
            <text:p>137.38507</text:p>
          </table:table-cell>
          <table:table-cell office:value-type="float" office:value="0.819392500000021" calcext:value-type="float">
            <text:p>0.819392500000021</text:p>
          </table:table-cell>
          <table:table-cell office:value-type="float" office:value="10.54721" calcext:value-type="float">
            <text:p>10.54721</text:p>
          </table:table-cell>
          <table:table-cell office:value-type="float" office:value="7.71479076750687" calcext:value-type="float">
            <text:p>7.71479076750687</text:p>
          </table:table-cell>
        </table:table-row>
        <table:table-row table:style-name="ro2">
          <table:table-cell office:value-type="string" calcext:value-type="string">
            <text:p>w16</text:p>
          </table:table-cell>
          <table:table-cell office:value-type="float" office:value="100" calcext:value-type="float">
            <text:p>100</text:p>
          </table:table-cell>
          <table:table-cell office:value-type="float" office:value="119.89053167" calcext:value-type="float">
            <text:p>119.89053167</text:p>
          </table:table-cell>
          <table:table-cell office:value-type="float" office:value="10.1027717459431" calcext:value-type="float">
            <text:p>10.1027717459431</text:p>
          </table:table-cell>
          <table:table-cell office:value-type="float" office:value="97.31677" calcext:value-type="float">
            <text:p>97.31677</text:p>
          </table:table-cell>
          <table:table-cell office:value-type="float" office:value="112.2733375" calcext:value-type="float">
            <text:p>112.2733375</text:p>
          </table:table-cell>
          <table:table-cell office:value-type="float" office:value="123.128265" calcext:value-type="float">
            <text:p>123.128265</text:p>
          </table:table-cell>
          <table:table-cell office:value-type="float" office:value="129.210605" calcext:value-type="float">
            <text:p>129.210605</text:p>
          </table:table-cell>
          <table:table-cell office:value-type="float" office:value="131.07098" calcext:value-type="float">
            <text:p>131.07098</text:p>
          </table:table-cell>
          <table:table-cell office:value-type="float" office:value="116.081934585" calcext:value-type="float">
            <text:p>116.081934585</text:p>
          </table:table-cell>
          <table:table-cell office:value-type="float" office:value="120.311200314419" calcext:value-type="float">
            <text:p>120.311200314419</text:p>
          </table:table-cell>
          <table:table-cell office:value-type="float" office:value="112.2733375" calcext:value-type="float">
            <text:p>112.2733375</text:p>
          </table:table-cell>
          <table:table-cell table:number-columns-repeated="2" office:value-type="float" office:value="123.128265" calcext:value-type="float">
            <text:p>123.128265</text:p>
          </table:table-cell>
          <table:table-cell office:value-type="float" office:value="10.8549275" calcext:value-type="float">
            <text:p>10.8549275</text:p>
          </table:table-cell>
          <table:table-cell office:value-type="float" office:value="33.75421" calcext:value-type="float">
            <text:p>33.75421</text:p>
          </table:table-cell>
          <table:table-cell office:value-type="float" office:value="102.065996950625" calcext:value-type="float">
            <text:p>102.065996950625</text:p>
          </table:table-cell>
        </table:table-row>
        <table:table-row table:style-name="ro2">
          <table:table-cell office:value-type="string" calcext:value-type="string">
            <text:p>w17</text:p>
          </table:table-cell>
          <table:table-cell office:value-type="float" office:value="100" calcext:value-type="float">
            <text:p>100</text:p>
          </table:table-cell>
          <table:table-cell office:value-type="float" office:value="84.46344344" calcext:value-type="float">
            <text:p>84.46344344</text:p>
          </table:table-cell>
          <table:table-cell office:value-type="float" office:value="4.45590776688456" calcext:value-type="float">
            <text:p>4.45590776688456</text:p>
          </table:table-cell>
          <table:table-cell office:value-type="float" office:value="77.80051" calcext:value-type="float">
            <text:p>77.80051</text:p>
          </table:table-cell>
          <table:table-cell office:value-type="float" office:value="81.4557525" calcext:value-type="float">
            <text:p>81.4557525</text:p>
          </table:table-cell>
          <table:table-cell office:value-type="float" office:value="83.2860725" calcext:value-type="float">
            <text:p>83.2860725</text:p>
          </table:table-cell>
          <table:table-cell office:value-type="float" office:value="85.247095" calcext:value-type="float">
            <text:p>85.247095</text:p>
          </table:table-cell>
          <table:table-cell office:value-type="float" office:value="96.798706" calcext:value-type="float">
            <text:p>96.798706</text:p>
          </table:table-cell>
          <table:table-cell office:value-type="float" office:value="83.87475797" calcext:value-type="float">
            <text:p>83.87475797</text:p>
          </table:table-cell>
          <table:table-cell office:value-type="float" office:value="84.5797247608952" calcext:value-type="float">
            <text:p>84.5797247608952</text:p>
          </table:table-cell>
          <table:table-cell office:value-type="float" office:value="81.4557525" calcext:value-type="float">
            <text:p>81.4557525</text:p>
          </table:table-cell>
          <table:table-cell table:number-columns-repeated="2" office:value-type="float" office:value="83.2860725" calcext:value-type="float">
            <text:p>83.2860725</text:p>
          </table:table-cell>
          <table:table-cell office:value-type="float" office:value="1.83032" calcext:value-type="float">
            <text:p>1.83032</text:p>
          </table:table-cell>
          <table:table-cell office:value-type="float" office:value="18.998196" calcext:value-type="float">
            <text:p>18.998196</text:p>
          </table:table-cell>
          <table:table-cell office:value-type="float" office:value="19.8551140269822" calcext:value-type="float">
            <text:p>19.8551140269822</text:p>
          </table:table-cell>
        </table:table-row>
        <table:table-row table:style-name="ro2">
          <table:table-cell office:value-type="string" calcext:value-type="string">
            <text:p>w18</text:p>
          </table:table-cell>
          <table:table-cell office:value-type="float" office:value="100" calcext:value-type="float">
            <text:p>100</text:p>
          </table:table-cell>
          <table:table-cell office:value-type="float" office:value="75.34363733" calcext:value-type="float">
            <text:p>75.34363733</text:p>
          </table:table-cell>
          <table:table-cell office:value-type="float" office:value="2.92763029780799" calcext:value-type="float">
            <text:p>2.92763029780799</text:p>
          </table:table-cell>
          <table:table-cell office:value-type="float" office:value="68.91885" calcext:value-type="float">
            <text:p>68.91885</text:p>
          </table:table-cell>
          <table:table-cell office:value-type="float" office:value="73.14545625" calcext:value-type="float">
            <text:p>73.14545625</text:p>
          </table:table-cell>
          <table:table-cell office:value-type="float" office:value="75.46814" calcext:value-type="float">
            <text:p>75.46814</text:p>
          </table:table-cell>
          <table:table-cell office:value-type="float" office:value="77.4876275" calcext:value-type="float">
            <text:p>77.4876275</text:p>
          </table:table-cell>
          <table:table-cell office:value-type="float" office:value="80.39093" calcext:value-type="float">
            <text:p>80.39093</text:p>
          </table:table-cell>
          <table:table-cell office:value-type="float" office:value="75.405888665" calcext:value-type="float">
            <text:p>75.405888665</text:p>
          </table:table-cell>
          <table:table-cell office:value-type="float" office:value="75.3999270230655" calcext:value-type="float">
            <text:p>75.3999270230655</text:p>
          </table:table-cell>
          <table:table-cell office:value-type="float" office:value="73.14545625" calcext:value-type="float">
            <text:p>73.14545625</text:p>
          </table:table-cell>
          <table:table-cell table:number-columns-repeated="2" office:value-type="float" office:value="75.46814" calcext:value-type="float">
            <text:p>75.46814</text:p>
          </table:table-cell>
          <table:table-cell office:value-type="float" office:value="2.32268375000001" calcext:value-type="float">
            <text:p>2.32268375000001</text:p>
          </table:table-cell>
          <table:table-cell office:value-type="float" office:value="11.47208" calcext:value-type="float">
            <text:p>11.47208</text:p>
          </table:table-cell>
          <table:table-cell office:value-type="float" office:value="8.57101916064332" calcext:value-type="float">
            <text:p>8.57101916064332</text:p>
          </table:table-cell>
        </table:table-row>
        <table:table-row table:style-name="ro2">
          <table:table-cell office:value-type="string" calcext:value-type="string">
            <text:p>w19</text:p>
          </table:table-cell>
          <table:table-cell office:value-type="float" office:value="100" calcext:value-type="float">
            <text:p>100</text:p>
          </table:table-cell>
          <table:table-cell office:value-type="float" office:value="76.24783408" calcext:value-type="float">
            <text:p>76.24783408</text:p>
          </table:table-cell>
          <table:table-cell office:value-type="float" office:value="3.95735466247317" calcext:value-type="float">
            <text:p>3.95735466247317</text:p>
          </table:table-cell>
          <table:table-cell office:value-type="float" office:value="68.96796" calcext:value-type="float">
            <text:p>68.96796</text:p>
          </table:table-cell>
          <table:table-cell office:value-type="float" office:value="73.201995" calcext:value-type="float">
            <text:p>73.201995</text:p>
          </table:table-cell>
          <table:table-cell office:value-type="float" office:value="76.302414" calcext:value-type="float">
            <text:p>76.302414</text:p>
          </table:table-cell>
          <table:table-cell office:value-type="float" office:value="80.11273875" calcext:value-type="float">
            <text:p>80.11273875</text:p>
          </table:table-cell>
          <table:table-cell office:value-type="float" office:value="81.89313" calcext:value-type="float">
            <text:p>81.89313</text:p>
          </table:table-cell>
          <table:table-cell office:value-type="float" office:value="76.27512404" calcext:value-type="float">
            <text:p>76.27512404</text:p>
          </table:table-cell>
          <table:table-cell office:value-type="float" office:value="76.3494351731338" calcext:value-type="float">
            <text:p>76.3494351731338</text:p>
          </table:table-cell>
          <table:table-cell office:value-type="float" office:value="73.201995" calcext:value-type="float">
            <text:p>73.201995</text:p>
          </table:table-cell>
          <table:table-cell table:number-columns-repeated="2" office:value-type="float" office:value="76.302414" calcext:value-type="float">
            <text:p>76.302414</text:p>
          </table:table-cell>
          <table:table-cell office:value-type="float" office:value="3.100419" calcext:value-type="float">
            <text:p>3.100419</text:p>
          </table:table-cell>
          <table:table-cell office:value-type="float" office:value="12.92517" calcext:value-type="float">
            <text:p>12.92517</text:p>
          </table:table-cell>
          <table:table-cell office:value-type="float" office:value="15.6606559245981" calcext:value-type="float">
            <text:p>15.6606559245981</text:p>
          </table:table-cell>
        </table:table-row>
        <table:table-row table:style-name="ro2">
          <table:table-cell office:value-type="string" calcext:value-type="string">
            <text:p>w20</text:p>
          </table:table-cell>
          <table:table-cell office:value-type="float" office:value="100" calcext:value-type="float">
            <text:p>100</text:p>
          </table:table-cell>
          <table:table-cell office:value-type="float" office:value="84.82960937" calcext:value-type="float">
            <text:p>84.82960937</text:p>
          </table:table-cell>
          <table:table-cell office:value-type="float" office:value="3.90620112000556" calcext:value-type="float">
            <text:p>3.90620112000556</text:p>
          </table:table-cell>
          <table:table-cell office:value-type="float" office:value="78.450226" calcext:value-type="float">
            <text:p>78.450226</text:p>
          </table:table-cell>
          <table:table-cell office:value-type="float" office:value="82.360253" calcext:value-type="float">
            <text:p>82.360253</text:p>
          </table:table-cell>
          <table:table-cell office:value-type="float" office:value="84.304445" calcext:value-type="float">
            <text:p>84.304445</text:p>
          </table:table-cell>
          <table:table-cell office:value-type="float" office:value="87.64192" calcext:value-type="float">
            <text:p>87.64192</text:p>
          </table:table-cell>
          <table:table-cell office:value-type="float" office:value="91.95239" calcext:value-type="float">
            <text:p>91.95239</text:p>
          </table:table-cell>
          <table:table-cell office:value-type="float" office:value="84.567027185" calcext:value-type="float">
            <text:p>84.567027185</text:p>
          </table:table-cell>
          <table:table-cell office:value-type="float" office:value="84.9185989579717" calcext:value-type="float">
            <text:p>84.9185989579717</text:p>
          </table:table-cell>
          <table:table-cell office:value-type="float" office:value="82.360253" calcext:value-type="float">
            <text:p>82.360253</text:p>
          </table:table-cell>
          <table:table-cell table:number-columns-repeated="2" office:value-type="float" office:value="84.304445" calcext:value-type="float">
            <text:p>84.304445</text:p>
          </table:table-cell>
          <table:table-cell office:value-type="float" office:value="1.944192" calcext:value-type="float">
            <text:p>1.944192</text:p>
          </table:table-cell>
          <table:table-cell office:value-type="float" office:value="13.502164" calcext:value-type="float">
            <text:p>13.502164</text:p>
          </table:table-cell>
          <table:table-cell office:value-type="float" office:value="15.2584071899327" calcext:value-type="float">
            <text:p>15.2584071899327</text:p>
          </table:table-cell>
        </table:table-row>
        <table:table-row table:style-name="ro2">
          <table:table-cell office:value-type="string" calcext:value-type="string">
            <text:p>w21</text:p>
          </table:table-cell>
          <table:table-cell office:value-type="float" office:value="100" calcext:value-type="float">
            <text:p>100</text:p>
          </table:table-cell>
          <table:table-cell office:value-type="float" office:value="89.89440859" calcext:value-type="float">
            <text:p>89.89440859</text:p>
          </table:table-cell>
          <table:table-cell office:value-type="float" office:value="3.73714341406335" calcext:value-type="float">
            <text:p>3.73714341406335</text:p>
          </table:table-cell>
          <table:table-cell office:value-type="float" office:value="82.95105" calcext:value-type="float">
            <text:p>82.95105</text:p>
          </table:table-cell>
          <table:table-cell office:value-type="float" office:value="88.5329575" calcext:value-type="float">
            <text:p>88.5329575</text:p>
          </table:table-cell>
          <table:table-cell office:value-type="float" office:value="89.920715" calcext:value-type="float">
            <text:p>89.920715</text:p>
          </table:table-cell>
          <table:table-cell office:value-type="float" office:value="93.09921275" calcext:value-type="float">
            <text:p>93.09921275</text:p>
          </table:table-cell>
          <table:table-cell office:value-type="float" office:value="95.77759" calcext:value-type="float">
            <text:p>95.77759</text:p>
          </table:table-cell>
          <table:table-cell office:value-type="float" office:value="89.907561795" calcext:value-type="float">
            <text:p>89.907561795</text:p>
          </table:table-cell>
          <table:table-cell office:value-type="float" office:value="89.9712802745085" calcext:value-type="float">
            <text:p>89.9712802745085</text:p>
          </table:table-cell>
          <table:table-cell office:value-type="float" office:value="88.5329575" calcext:value-type="float">
            <text:p>88.5329575</text:p>
          </table:table-cell>
          <table:table-cell table:number-columns-repeated="2" office:value-type="float" office:value="89.920715" calcext:value-type="float">
            <text:p>89.920715</text:p>
          </table:table-cell>
          <table:table-cell office:value-type="float" office:value="1.38775750000001" calcext:value-type="float">
            <text:p>1.38775750000001</text:p>
          </table:table-cell>
          <table:table-cell office:value-type="float" office:value="12.82654" calcext:value-type="float">
            <text:p>12.82654</text:p>
          </table:table-cell>
          <table:table-cell office:value-type="float" office:value="13.9662408972771" calcext:value-type="float">
            <text:p>13.9662408972771</text:p>
          </table:table-cell>
        </table:table-row>
        <table:table-row table:style-name="ro2">
          <table:table-cell office:value-type="string" calcext:value-type="string">
            <text:p>w22</text:p>
          </table:table-cell>
          <table:table-cell office:value-type="float" office:value="100" calcext:value-type="float">
            <text:p>100</text:p>
          </table:table-cell>
          <table:table-cell office:value-type="float" office:value="83.8449876" calcext:value-type="float">
            <text:p>83.8449876</text:p>
          </table:table-cell>
          <table:table-cell office:value-type="float" office:value="3.18383186353789" calcext:value-type="float">
            <text:p>3.18383186353789</text:p>
          </table:table-cell>
          <table:table-cell office:value-type="float" office:value="77.19812" calcext:value-type="float">
            <text:p>77.19812</text:p>
          </table:table-cell>
          <table:table-cell office:value-type="float" office:value="81.41857875" calcext:value-type="float">
            <text:p>81.41857875</text:p>
          </table:table-cell>
          <table:table-cell office:value-type="float" office:value="83.9309375" calcext:value-type="float">
            <text:p>83.9309375</text:p>
          </table:table-cell>
          <table:table-cell office:value-type="float" office:value="85.156115" calcext:value-type="float">
            <text:p>85.156115</text:p>
          </table:table-cell>
          <table:table-cell office:value-type="float" office:value="89.90387" calcext:value-type="float">
            <text:p>89.90387</text:p>
          </table:table-cell>
          <table:table-cell office:value-type="float" office:value="83.88796255" calcext:value-type="float">
            <text:p>83.88796255</text:p>
          </table:table-cell>
          <table:table-cell office:value-type="float" office:value="83.904811322868" calcext:value-type="float">
            <text:p>83.904811322868</text:p>
          </table:table-cell>
          <table:table-cell office:value-type="float" office:value="81.41857875" calcext:value-type="float">
            <text:p>81.41857875</text:p>
          </table:table-cell>
          <table:table-cell table:number-columns-repeated="2" office:value-type="float" office:value="83.9309375" calcext:value-type="float">
            <text:p>83.9309375</text:p>
          </table:table-cell>
          <table:table-cell office:value-type="float" office:value="2.51235875" calcext:value-type="float">
            <text:p>2.51235875</text:p>
          </table:table-cell>
          <table:table-cell office:value-type="float" office:value="12.70575" calcext:value-type="float">
            <text:p>12.70575</text:p>
          </table:table-cell>
          <table:table-cell office:value-type="float" office:value="10.1367853352792" calcext:value-type="float">
            <text:p>10.1367853352792</text:p>
          </table:table-cell>
        </table:table-row>
        <table:table-row table:style-name="ro2">
          <table:table-cell office:value-type="string" calcext:value-type="string">
            <text:p>w23</text:p>
          </table:table-cell>
          <table:table-cell office:value-type="float" office:value="100" calcext:value-type="float">
            <text:p>100</text:p>
          </table:table-cell>
          <table:table-cell office:value-type="float" office:value="95.8350282627" calcext:value-type="float">
            <text:p>95.8350282627</text:p>
          </table:table-cell>
          <table:table-cell office:value-type="float" office:value="113.667343323219" calcext:value-type="float">
            <text:p>113.667343323219</text:p>
          </table:table-cell>
          <table:table-cell office:value-type="float" office:value="0.89785767" calcext:value-type="float">
            <text:p>0.89785767</text:p>
          </table:table-cell>
          <table:table-cell office:value-type="float" office:value="33.23898325" calcext:value-type="float">
            <text:p>33.23898325</text:p>
          </table:table-cell>
          <table:table-cell office:value-type="float" office:value="60.8590395" calcext:value-type="float">
            <text:p>60.8590395</text:p>
          </table:table-cell>
          <table:table-cell office:value-type="float" office:value="76.24227125" calcext:value-type="float">
            <text:p>76.24227125</text:p>
          </table:table-cell>
          <table:table-cell office:value-type="float" office:value="359.34842" calcext:value-type="float">
            <text:p>359.34842</text:p>
          </table:table-cell>
          <table:table-cell office:value-type="float" office:value="86.03864975635" calcext:value-type="float">
            <text:p>86.03864975635</text:p>
          </table:table-cell>
          <table:table-cell office:value-type="float" office:value="148.241070324284" calcext:value-type="float">
            <text:p>148.241070324284</text:p>
          </table:table-cell>
          <table:table-cell office:value-type="float" office:value="33.23898325" calcext:value-type="float">
            <text:p>33.23898325</text:p>
          </table:table-cell>
          <table:table-cell table:number-columns-repeated="2" office:value-type="float" office:value="60.8590395" calcext:value-type="float">
            <text:p>60.8590395</text:p>
          </table:table-cell>
          <table:table-cell office:value-type="float" office:value="27.62005625" calcext:value-type="float">
            <text:p>27.62005625</text:p>
          </table:table-cell>
          <table:table-cell office:value-type="float" office:value="358.45056233" calcext:value-type="float">
            <text:p>358.45056233</text:p>
          </table:table-cell>
          <table:table-cell office:value-type="float" office:value="12920.2649381584" calcext:value-type="float">
            <text:p>12920.2649381584</text:p>
          </table:table-cell>
        </table:table-row>
        <table:table-row table:style-name="ro2">
          <table:table-cell office:value-type="string" calcext:value-type="string">
            <text:p>w24</text:p>
          </table:table-cell>
          <table:table-cell office:value-type="float" office:value="100" calcext:value-type="float">
            <text:p>100</text:p>
          </table:table-cell>
          <table:table-cell office:value-type="float" office:value="328.2560473" calcext:value-type="float">
            <text:p>328.2560473</text:p>
          </table:table-cell>
          <table:table-cell office:value-type="float" office:value="11.0649510396655" calcext:value-type="float">
            <text:p>11.0649510396655</text:p>
          </table:table-cell>
          <table:table-cell office:value-type="float" office:value="306.69806" calcext:value-type="float">
            <text:p>306.69806</text:p>
          </table:table-cell>
          <table:table-cell office:value-type="float" office:value="318.39287" calcext:value-type="float">
            <text:p>318.39287</text:p>
          </table:table-cell>
          <table:table-cell office:value-type="float" office:value="332.57611" calcext:value-type="float">
            <text:p>332.57611</text:p>
          </table:table-cell>
          <table:table-cell office:value-type="float" office:value="336.94863" calcext:value-type="float">
            <text:p>336.94863</text:p>
          </table:table-cell>
          <table:table-cell office:value-type="float" office:value="340.42957" calcext:value-type="float">
            <text:p>340.42957</text:p>
          </table:table-cell>
          <table:table-cell office:value-type="float" office:value="323.32445865" calcext:value-type="float">
            <text:p>323.32445865</text:p>
          </table:table-cell>
          <table:table-cell office:value-type="float" office:value="328.440620811609" calcext:value-type="float">
            <text:p>328.440620811609</text:p>
          </table:table-cell>
          <table:table-cell office:value-type="float" office:value="318.39287" calcext:value-type="float">
            <text:p>318.39287</text:p>
          </table:table-cell>
          <table:table-cell table:number-columns-repeated="2" office:value-type="float" office:value="332.57611" calcext:value-type="float">
            <text:p>332.57611</text:p>
          </table:table-cell>
          <table:table-cell office:value-type="float" office:value="14.18324" calcext:value-type="float">
            <text:p>14.18324</text:p>
          </table:table-cell>
          <table:table-cell office:value-type="float" office:value="33.73151" calcext:value-type="float">
            <text:p>33.73151</text:p>
          </table:table-cell>
          <table:table-cell office:value-type="float" office:value="122.433141510196" calcext:value-type="float">
            <text:p>122.433141510196</text:p>
          </table:table-cell>
        </table:table-row>
        <table:table-row table:style-name="ro2">
          <table:table-cell office:value-type="string" calcext:value-type="string">
            <text:p>w25</text:p>
          </table:table-cell>
          <table:table-cell office:value-type="float" office:value="100" calcext:value-type="float">
            <text:p>100</text:p>
          </table:table-cell>
          <table:table-cell office:value-type="float" office:value="289.2831892" calcext:value-type="float">
            <text:p>289.2831892</text:p>
          </table:table-cell>
          <table:table-cell office:value-type="float" office:value="10.7421686272553" calcext:value-type="float">
            <text:p>10.7421686272553</text:p>
          </table:table-cell>
          <table:table-cell office:value-type="float" office:value="271.25922" calcext:value-type="float">
            <text:p>271.25922</text:p>
          </table:table-cell>
          <table:table-cell office:value-type="float" office:value="279.918495" calcext:value-type="float">
            <text:p>279.918495</text:p>
          </table:table-cell>
          <table:table-cell office:value-type="float" office:value="289.2267" calcext:value-type="float">
            <text:p>289.2267</text:p>
          </table:table-cell>
          <table:table-cell office:value-type="float" office:value="300.0084675" calcext:value-type="float">
            <text:p>300.0084675</text:p>
          </table:table-cell>
          <table:table-cell office:value-type="float" office:value="306.1727" calcext:value-type="float">
            <text:p>306.1727</text:p>
          </table:table-cell>
          <table:table-cell office:value-type="float" office:value="284.5725975" calcext:value-type="float">
            <text:p>284.5725975</text:p>
          </table:table-cell>
          <table:table-cell office:value-type="float" office:value="289.480575857295" calcext:value-type="float">
            <text:p>289.480575857295</text:p>
          </table:table-cell>
          <table:table-cell office:value-type="float" office:value="279.918495" calcext:value-type="float">
            <text:p>279.918495</text:p>
          </table:table-cell>
          <table:table-cell table:number-columns-repeated="2" office:value-type="float" office:value="289.2267" calcext:value-type="float">
            <text:p>289.2267</text:p>
          </table:table-cell>
          <table:table-cell office:value-type="float" office:value="9.30820499999999" calcext:value-type="float">
            <text:p>9.30820499999999</text:p>
          </table:table-cell>
          <table:table-cell office:value-type="float" office:value="34.91348" calcext:value-type="float">
            <text:p>34.91348</text:p>
          </table:table-cell>
          <table:table-cell office:value-type="float" office:value="115.394186816387" calcext:value-type="float">
            <text:p>115.394186816387</text:p>
          </table:table-cell>
        </table:table-row>
        <table:table-row table:style-name="ro2">
          <table:table-cell office:value-type="string" calcext:value-type="string">
            <text:p>w26</text:p>
          </table:table-cell>
          <table:table-cell office:value-type="float" office:value="100" calcext:value-type="float">
            <text:p>100</text:p>
          </table:table-cell>
          <table:table-cell office:value-type="float" office:value="265.132453" calcext:value-type="float">
            <text:p>265.132453</text:p>
          </table:table-cell>
          <table:table-cell office:value-type="float" office:value="4.63025787906434" calcext:value-type="float">
            <text:p>4.63025787906434</text:p>
          </table:table-cell>
          <table:table-cell office:value-type="float" office:value="258.5013" calcext:value-type="float">
            <text:p>258.5013</text:p>
          </table:table-cell>
          <table:table-cell office:value-type="float" office:value="260.24806" calcext:value-type="float">
            <text:p>260.24806</text:p>
          </table:table-cell>
          <table:table-cell office:value-type="float" office:value="266.69177" calcext:value-type="float">
            <text:p>266.69177</text:p>
          </table:table-cell>
          <table:table-cell office:value-type="float" office:value="269.356135" calcext:value-type="float">
            <text:p>269.356135</text:p>
          </table:table-cell>
          <table:table-cell office:value-type="float" office:value="271.76068" calcext:value-type="float">
            <text:p>271.76068</text:p>
          </table:table-cell>
          <table:table-cell office:value-type="float" office:value="262.6902565" calcext:value-type="float">
            <text:p>262.6902565</text:p>
          </table:table-cell>
          <table:table-cell office:value-type="float" office:value="265.172476944617" calcext:value-type="float">
            <text:p>265.172476944617</text:p>
          </table:table-cell>
          <table:table-cell office:value-type="float" office:value="260.24806" calcext:value-type="float">
            <text:p>260.24806</text:p>
          </table:table-cell>
          <table:table-cell table:number-columns-repeated="2" office:value-type="float" office:value="266.69177" calcext:value-type="float">
            <text:p>266.69177</text:p>
          </table:table-cell>
          <table:table-cell office:value-type="float" office:value="6.44371000000001" calcext:value-type="float">
            <text:p>6.44371000000001</text:p>
          </table:table-cell>
          <table:table-cell office:value-type="float" office:value="13.25938" calcext:value-type="float">
            <text:p>13.25938</text:p>
          </table:table-cell>
          <table:table-cell office:value-type="float" office:value="21.4392880266374" calcext:value-type="float">
            <text:p>21.4392880266374</text:p>
          </table:table-cell>
        </table:table-row>
        <table:table-row table:style-name="ro2">
          <table:table-cell office:value-type="string" calcext:value-type="string">
            <text:p>w27</text:p>
          </table:table-cell>
          <table:table-cell office:value-type="float" office:value="100" calcext:value-type="float">
            <text:p>100</text:p>
          </table:table-cell>
          <table:table-cell office:value-type="float" office:value="256.8051315" calcext:value-type="float">
            <text:p>256.8051315</text:p>
          </table:table-cell>
          <table:table-cell office:value-type="float" office:value="1.80839708264527" calcext:value-type="float">
            <text:p>1.80839708264527</text:p>
          </table:table-cell>
          <table:table-cell office:value-type="float" office:value="253.86984" calcext:value-type="float">
            <text:p>253.86984</text:p>
          </table:table-cell>
          <table:table-cell office:value-type="float" office:value="255.0795525" calcext:value-type="float">
            <text:p>255.0795525</text:p>
          </table:table-cell>
          <table:table-cell office:value-type="float" office:value="256.601765" calcext:value-type="float">
            <text:p>256.601765</text:p>
          </table:table-cell>
          <table:table-cell office:value-type="float" office:value="258.59926" calcext:value-type="float">
            <text:p>258.59926</text:p>
          </table:table-cell>
          <table:table-cell office:value-type="float" office:value="259.54236" calcext:value-type="float">
            <text:p>259.54236</text:p>
          </table:table-cell>
          <table:table-cell office:value-type="float" office:value="255.84065875" calcext:value-type="float">
            <text:p>255.84065875</text:p>
          </table:table-cell>
          <table:table-cell office:value-type="float" office:value="256.811435029168" calcext:value-type="float">
            <text:p>256.811435029168</text:p>
          </table:table-cell>
          <table:table-cell office:value-type="float" office:value="255.0795525" calcext:value-type="float">
            <text:p>255.0795525</text:p>
          </table:table-cell>
          <table:table-cell table:number-columns-repeated="2" office:value-type="float" office:value="256.601765" calcext:value-type="float">
            <text:p>256.601765</text:p>
          </table:table-cell>
          <table:table-cell office:value-type="float" office:value="1.52221250000002" calcext:value-type="float">
            <text:p>1.52221250000002</text:p>
          </table:table-cell>
          <table:table-cell office:value-type="float" office:value="5.67252000000005" calcext:value-type="float">
            <text:p>5.67252000000005</text:p>
          </table:table-cell>
          <table:table-cell office:value-type="float" office:value="3.27030000851994" calcext:value-type="float">
            <text:p>3.27030000851994</text:p>
          </table:table-cell>
        </table:table-row>
        <table:table-row table:style-name="ro2">
          <table:table-cell office:value-type="string" calcext:value-type="string">
            <text:p>w28</text:p>
          </table:table-cell>
          <table:table-cell office:value-type="float" office:value="100" calcext:value-type="float">
            <text:p>100</text:p>
          </table:table-cell>
          <table:table-cell office:value-type="float" office:value="253.5452541" calcext:value-type="float">
            <text:p>253.5452541</text:p>
          </table:table-cell>
          <table:table-cell office:value-type="float" office:value="2.77518835015946" calcext:value-type="float">
            <text:p>2.77518835015946</text:p>
          </table:table-cell>
          <table:table-cell office:value-type="float" office:value="248.4311" calcext:value-type="float">
            <text:p>248.4311</text:p>
          </table:table-cell>
          <table:table-cell office:value-type="float" office:value="250.9932425" calcext:value-type="float">
            <text:p>250.9932425</text:p>
          </table:table-cell>
          <table:table-cell office:value-type="float" office:value="254.520155" calcext:value-type="float">
            <text:p>254.520155</text:p>
          </table:table-cell>
          <table:table-cell office:value-type="float" office:value="255.8432025" calcext:value-type="float">
            <text:p>255.8432025</text:p>
          </table:table-cell>
          <table:table-cell office:value-type="float" office:value="257.1033" calcext:value-type="float">
            <text:p>257.1033</text:p>
          </table:table-cell>
          <table:table-cell office:value-type="float" office:value="252.2692483" calcext:value-type="float">
            <text:p>252.2692483</text:p>
          </table:table-cell>
          <table:table-cell office:value-type="float" office:value="253.560289734628" calcext:value-type="float">
            <text:p>253.560289734628</text:p>
          </table:table-cell>
          <table:table-cell office:value-type="float" office:value="250.9932425" calcext:value-type="float">
            <text:p>250.9932425</text:p>
          </table:table-cell>
          <table:table-cell table:number-columns-repeated="2" office:value-type="float" office:value="254.520155" calcext:value-type="float">
            <text:p>254.520155</text:p>
          </table:table-cell>
          <table:table-cell office:value-type="float" office:value="3.52691249999998" calcext:value-type="float">
            <text:p>3.52691249999998</text:p>
          </table:table-cell>
          <table:table-cell office:value-type="float" office:value="8.6722" calcext:value-type="float">
            <text:p>8.6722</text:p>
          </table:table-cell>
          <table:table-cell office:value-type="float" office:value="7.70167037886079" calcext:value-type="float">
            <text:p>7.70167037886079</text:p>
          </table:table-cell>
        </table:table-row>
        <table:table-row table:style-name="ro2">
          <table:table-cell office:value-type="string" calcext:value-type="string">
            <text:p>w29</text:p>
          </table:table-cell>
          <table:table-cell office:value-type="float" office:value="100" calcext:value-type="float">
            <text:p>100</text:p>
          </table:table-cell>
          <table:table-cell office:value-type="float" office:value="246.3976662" calcext:value-type="float">
            <text:p>246.3976662</text:p>
          </table:table-cell>
          <table:table-cell office:value-type="float" office:value="3.14533010921989" calcext:value-type="float">
            <text:p>3.14533010921989</text:p>
          </table:table-cell>
          <table:table-cell office:value-type="float" office:value="241.13705" calcext:value-type="float">
            <text:p>241.13705</text:p>
          </table:table-cell>
          <table:table-cell office:value-type="float" office:value="242.851235" calcext:value-type="float">
            <text:p>242.851235</text:p>
          </table:table-cell>
          <table:table-cell office:value-type="float" office:value="247.78032" calcext:value-type="float">
            <text:p>247.78032</text:p>
          </table:table-cell>
          <table:table-cell office:value-type="float" office:value="249.23293" calcext:value-type="float">
            <text:p>249.23293</text:p>
          </table:table-cell>
          <table:table-cell office:value-type="float" office:value="250.02197" calcext:value-type="float">
            <text:p>250.02197</text:p>
          </table:table-cell>
          <table:table-cell office:value-type="float" office:value="244.6244506" calcext:value-type="float">
            <text:p>244.6244506</text:p>
          </table:table-cell>
          <table:table-cell office:value-type="float" office:value="246.417540121006" calcext:value-type="float">
            <text:p>246.417540121006</text:p>
          </table:table-cell>
          <table:table-cell office:value-type="float" office:value="242.851235" calcext:value-type="float">
            <text:p>242.851235</text:p>
          </table:table-cell>
          <table:table-cell table:number-columns-repeated="2" office:value-type="float" office:value="247.78032" calcext:value-type="float">
            <text:p>247.78032</text:p>
          </table:table-cell>
          <table:table-cell office:value-type="float" office:value="4.92908499999999" calcext:value-type="float">
            <text:p>4.92908499999999</text:p>
          </table:table-cell>
          <table:table-cell office:value-type="float" office:value="8.88492000000002" calcext:value-type="float">
            <text:p>8.88492000000002</text:p>
          </table:table-cell>
          <table:table-cell office:value-type="float" office:value="9.89310149596522" calcext:value-type="float">
            <text:p>9.89310149596522</text:p>
          </table:table-cell>
        </table:table-row>
        <table:table-row table:style-name="ro2">
          <table:table-cell office:value-type="string" calcext:value-type="string">
            <text:p>w30</text:p>
          </table:table-cell>
          <table:table-cell office:value-type="float" office:value="100" calcext:value-type="float">
            <text:p>100</text:p>
          </table:table-cell>
          <table:table-cell office:value-type="float" office:value="242.6685418" calcext:value-type="float">
            <text:p>242.6685418</text:p>
          </table:table-cell>
          <table:table-cell office:value-type="float" office:value="1.21464807831333" calcext:value-type="float">
            <text:p>1.21464807831333</text:p>
          </table:table-cell>
          <table:table-cell office:value-type="float" office:value="240.97586" calcext:value-type="float">
            <text:p>240.97586</text:p>
          </table:table-cell>
          <table:table-cell office:value-type="float" office:value="241.66634" calcext:value-type="float">
            <text:p>241.66634</text:p>
          </table:table-cell>
          <table:table-cell office:value-type="float" office:value="242.29038" calcext:value-type="float">
            <text:p>242.29038</text:p>
          </table:table-cell>
          <table:table-cell office:value-type="float" office:value="243.5874" calcext:value-type="float">
            <text:p>243.5874</text:p>
          </table:table-cell>
          <table:table-cell office:value-type="float" office:value="245.08223" calcext:value-type="float">
            <text:p>245.08223</text:p>
          </table:table-cell>
          <table:table-cell office:value-type="float" office:value="241.97836" calcext:value-type="float">
            <text:p>241.97836</text:p>
          </table:table-cell>
          <table:table-cell office:value-type="float" office:value="242.671551269598" calcext:value-type="float">
            <text:p>242.671551269598</text:p>
          </table:table-cell>
          <table:table-cell office:value-type="float" office:value="241.66634" calcext:value-type="float">
            <text:p>241.66634</text:p>
          </table:table-cell>
          <table:table-cell table:number-columns-repeated="2" office:value-type="float" office:value="242.29038" calcext:value-type="float">
            <text:p>242.29038</text:p>
          </table:table-cell>
          <table:table-cell office:value-type="float" office:value="0.62403999999998" calcext:value-type="float">
            <text:p>0.62403999999998</text:p>
          </table:table-cell>
          <table:table-cell office:value-type="float" office:value="4.10636999999997" calcext:value-type="float">
            <text:p>4.10636999999997</text:p>
          </table:table-cell>
          <table:table-cell office:value-type="float" office:value="1.47536995415027" calcext:value-type="float">
            <text:p>1.47536995415027</text:p>
          </table:table-cell>
        </table:table-row>
        <table:table-row table:style-name="ro2">
          <table:table-cell office:value-type="string" calcext:value-type="string">
            <text:p>w31</text:p>
          </table:table-cell>
          <table:table-cell office:value-type="float" office:value="100" calcext:value-type="float">
            <text:p>100</text:p>
          </table:table-cell>
          <table:table-cell office:value-type="float" office:value="243.5556238" calcext:value-type="float">
            <text:p>243.5556238</text:p>
          </table:table-cell>
          <table:table-cell office:value-type="float" office:value="0.384842050385624" calcext:value-type="float">
            <text:p>0.384842050385624</text:p>
          </table:table-cell>
          <table:table-cell office:value-type="float" office:value="242.94211" calcext:value-type="float">
            <text:p>242.94211</text:p>
          </table:table-cell>
          <table:table-cell office:value-type="float" office:value="243.183785" calcext:value-type="float">
            <text:p>243.183785</text:p>
          </table:table-cell>
          <table:table-cell office:value-type="float" office:value="243.60321" calcext:value-type="float">
            <text:p>243.60321</text:p>
          </table:table-cell>
          <table:table-cell office:value-type="float" office:value="243.8451525" calcext:value-type="float">
            <text:p>243.8451525</text:p>
          </table:table-cell>
          <table:table-cell office:value-type="float" office:value="244.25616" calcext:value-type="float">
            <text:p>244.25616</text:p>
          </table:table-cell>
          <table:table-cell office:value-type="float" office:value="243.3697044" calcext:value-type="float">
            <text:p>243.3697044</text:p>
          </table:table-cell>
          <table:table-cell office:value-type="float" office:value="243.555924803682" calcext:value-type="float">
            <text:p>243.555924803682</text:p>
          </table:table-cell>
          <table:table-cell office:value-type="float" office:value="243.183785" calcext:value-type="float">
            <text:p>243.183785</text:p>
          </table:table-cell>
          <table:table-cell table:number-columns-repeated="2" office:value-type="float" office:value="243.60321" calcext:value-type="float">
            <text:p>243.60321</text:p>
          </table:table-cell>
          <table:table-cell office:value-type="float" office:value="0.419425000000018" calcext:value-type="float">
            <text:p>0.419425000000018</text:p>
          </table:table-cell>
          <table:table-cell office:value-type="float" office:value="1.31405000000001" calcext:value-type="float">
            <text:p>1.31405000000001</text:p>
          </table:table-cell>
          <table:table-cell office:value-type="float" office:value="0.148103403745011" calcext:value-type="float">
            <text:p>0.148103403745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20:40:27.268784589</meta:creation-date>
    <dc:date>2020-04-16T21:10:49.151225760</dc:date>
    <meta:editing-duration>PT30M20S</meta:editing-duration>
    <meta:editing-cycles>5</meta:editing-cycles>
    <meta:generator>LibreOffice/6.3.5.2$Linux_X86_64 LibreOffice_project/30$Build-2</meta:generator>
    <meta:document-statistic meta:table-count="1" meta:cell-count="543" meta:object-count="0"/>
  </office:meta>
</office:document-meta>
</file>